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95cm" fo:min-width="3.541cm"/>
    </style:style>
    <style:style style:name="gr2" style:family="graphic" style:parent-style-name="standard">
      <style:graphic-properties draw:textarea-horizontal-align="justify" draw:textarea-vertical-align="middle" draw:auto-grow-height="false" fo:min-height="2.163cm" fo:min-width="4.5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3.179cm" fo:min-width="5.85cm"/>
    </style:style>
    <style:style style:name="gr5" style:family="graphic" style:parent-style-name="standard">
      <style:graphic-properties draw:textarea-horizontal-align="justify" draw:textarea-vertical-align="middle" draw:auto-grow-height="false" fo:min-height="3.306cm" fo:min-width="5.977cm"/>
    </style:style>
    <style:style style:name="gr6" style:family="graphic" style:parent-style-name="standard">
      <style:graphic-properties draw:textarea-horizontal-align="justify" draw:textarea-vertical-align="middle" draw:auto-grow-height="false" fo:min-height="1.91cm" fo:min-width="2.104cm"/>
    </style:style>
    <style:style style:name="gr7" style:family="graphic" style:parent-style-name="standard">
      <style:graphic-properties draw:textarea-horizontal-align="justify" draw:textarea-vertical-align="middle" draw:auto-grow-height="false" fo:min-height="3.56cm" fo:min-width="3.818cm"/>
    </style:style>
    <style:style style:name="gr8" style:family="graphic" style:parent-style-name="standard">
      <style:graphic-properties draw:textarea-horizontal-align="justify" draw:textarea-vertical-align="middle" draw:auto-grow-height="false" fo:min-height="3.687cm" fo:min-width="3.43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3.175cm" svg:x="6.842cm" svg:y="3.667cm">
          <text:p text:style-name="P1">App</text:p>
          <text:p text:style-name="P1">(Parent pag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08cm" svg:height="2.413cm" svg:x="14.843cm" svg:y="2.778cm">
          <text:p text:style-name="P1">NavBar</text:p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303cm" svg:y1="4.683cm" svg:x2="14.97cm" svg:y2="4.683cm">
          <text:p/>
        </draw:line>
        <draw:custom-shape draw:style-name="gr4" draw:text-style-name="P1" draw:layer="layout" svg:width="6.35cm" svg:height="3.429cm" svg:x="1.889cm" svg:y="18.78cm">
          <text:p text:style-name="P1">Ke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477cm" svg:height="3.556cm" svg:x="2.143cm" svg:y="10.652cm">
          <text:p text:style-name="P1">List of Kegs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842cm" svg:y1="5.445cm" svg:x2="6.842cm" svg:y2="10.652cm">
          <text:p/>
        </draw:line>
        <draw:line draw:style-name="gr3" draw:text-style-name="P2" draw:layer="layout" svg:x1="5.445cm" svg:y1="14.081cm" svg:x2="5.445cm" svg:y2="18.653cm">
          <text:p/>
        </draw:line>
        <draw:custom-shape draw:style-name="gr6" draw:text-style-name="P1" draw:layer="layout" svg:width="5.207cm" svg:height="4.318cm" svg:x="13.827cm" svg:y="10.398cm">
          <text:p text:style-name="P1">Keg Contro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4.318cm" svg:height="3.81cm" svg:x="10.144cm" svg:y="17.51cm">
          <text:p text:style-name="P1">Create new</text:p>
          <text:p text:style-name="P1"><text:s/>Keg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937cm" svg:height="3.937cm" svg:x="16.24cm" svg:y="17.637cm">
          <text:p text:style-name="P1">404 pag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906cm" svg:y1="6.715cm" svg:x2="16.367cm" svg:y2="10.398cm">
          <text:p/>
        </draw:line>
        <draw:line draw:style-name="gr3" draw:text-style-name="P2" draw:layer="layout" svg:x1="16.367cm" svg:y1="14.716cm" svg:x2="14.462cm" svg:y2="17.637cm">
          <text:p/>
        </draw:line>
        <draw:line draw:style-name="gr3" draw:text-style-name="P2" draw:layer="layout" svg:x1="12.303cm" svg:y1="6.08cm" svg:x2="19.796cm" svg:y2="6.08cm">
          <text:p/>
        </draw:line>
        <draw:line draw:style-name="gr3" draw:text-style-name="P2" draw:layer="layout" svg:x1="19.669cm" svg:y1="6.08cm" svg:x2="19.669cm" svg:y2="17.6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4T08:30:59.221181808</meta:creation-date>
    <dc:date>2020-02-14T08:41:26.493837335</dc:date>
    <meta:editing-duration>PT17S</meta:editing-duration>
    <meta:editing-cycles>1</meta:editing-cycles>
    <meta:document-statistic meta:object-count="14"/>
    <meta:generator>LibreOffice/6.0.7.3$Linux_X86_64 LibreOffice_project/00m0$Build-3</meta:generator>
  </office:meta>
</office:document-meta>
</file>